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ttribute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responseStatus( HttpStatus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Predicate.notRequired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MethodPredicate.test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Predicate.method( RequestMethod ...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StatusPredicate.test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Predicate.test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ttributeMethod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BodyPredicate.test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delete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options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Predicate.test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ttributePredicate.test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ttributeMethod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get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mode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matrix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redicate.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head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Predicate.test( MethodParameter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Predicate.RequestMappingPredicate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Predicate.ResponseStatusPredicate( HttpStatus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Predicate.noPath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reques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Predicate.ResponseStatus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t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Predicate.no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Predicate.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Predicate.test( MethodParameter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Predicate.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Predicat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Predicate.pathVa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AnnotationPredicates.post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request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AnnotationPredicates.putMapping( String ...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Predicate.params( String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Predicate.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Predicate.test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AnnotationPredicates.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